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0B500000057A1080A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399cm" fo:margin-left="-0.191cm" table:align="left"/>
    </style:style>
    <style:style style:name="Tabela1.A" style:family="table-column">
      <style:table-column-properties style:column-width="4.44cm"/>
    </style:style>
    <style:style style:name="Tabela1.B" style:family="table-column">
      <style:table-column-properties style:column-width="12.959cm"/>
    </style:style>
    <style:style style:name="Tabela1.1" style:family="table-row">
      <style:table-row-properties style:min-row-height="0.67cm" style:keep-together="true" fo:keep-together="auto"/>
    </style:style>
    <style:style style:name="Tabela1.A1" style:family="table-cell">
      <style:table-cell-properties style:vertical-align="middle" fo:background-color="#fcdce3" fo:padding-left="0.191cm" fo:padding-right="0.191cm" fo:padding-top="0cm" fo:padding-bottom="0cm" fo:border="0.018cm solid #000001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7.381cm" fo:margin-left="-0.191cm" table:align="left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14.441cm"/>
    </style:style>
    <style:style style:name="Tabela2.1" style:family="table-row">
      <style:table-row-properties style:min-row-height="0.67cm"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6" style:family="paragraph" style:parent-style-name="Standard">
      <style:paragraph-properties fo:margin-top="0cm" fo:margin-bottom="0.353cm" fo:line-height="100%" fo:text-align="justify" style:justify-single-word="false"/>
    </style:style>
    <style:style style:name="P7" style:family="paragraph" style:parent-style-name="Standard">
      <style:paragraph-properties fo:margin-left="1.27cm" fo:margin-right="0cm" fo:margin-top="0cm" fo:margin-bottom="0.353cm" fo:line-height="115%" fo:text-indent="0cm" style:auto-text-indent="false"/>
    </style:style>
    <style:style style:name="P8" style:family="paragraph" style:parent-style-name="Standard">
      <style:paragraph-properties fo:margin-top="0cm" fo:margin-bottom="0.212cm" fo:line-height="100%"/>
    </style:style>
    <style:style style:name="P9" style:family="paragraph" style:parent-style-name="Standard">
      <style:paragraph-properties fo:margin-top="0cm" fo:margin-bottom="0.212cm" fo:line-height="100%" fo:text-align="justify" style:justify-single-word="false"/>
    </style:style>
    <style:style style:name="P10" style:family="paragraph" style:parent-style-name="Standard">
      <style:paragraph-properties fo:margin-top="0cm" fo:margin-bottom="0.212cm" fo:line-height="115%"/>
    </style:style>
    <style:style style:name="P11" style:family="paragraph" style:parent-style-name="Standard">
      <style:paragraph-properties fo:margin-left="0.751cm" fo:margin-right="0cm" fo:margin-top="0cm" fo:margin-bottom="0.212cm" fo:line-height="100%" fo:text-indent="0.499cm" style:auto-text-indent="false"/>
    </style:style>
    <style:style style:name="P12" style:family="paragraph" style:parent-style-name="Standard">
      <style:paragraph-properties fo:margin-top="0cm" fo:margin-bottom="0cm" fo:line-height="100%"/>
      <style:text-properties style:font-name="Calibri1" fo:font-size="14pt" fo:font-weight="bold" style:font-size-asian="14pt" style:font-weight-asian="bold"/>
    </style:style>
    <style:style style:name="P13" style:family="paragraph" style:parent-style-name="Standard">
      <style:paragraph-properties fo:margin-top="0cm" fo:margin-bottom="0cm" fo:line-height="100%"/>
      <style:text-properties style:font-name="Calibri1" fo:font-size="14pt" style:font-size-asian="14pt"/>
    </style:style>
    <style:style style:name="P14" style:family="paragraph" style:parent-style-name="Standard">
      <style:paragraph-properties fo:margin-top="0cm" fo:margin-bottom="0cm" fo:line-height="100%">
        <style:tab-stops>
          <style:tab-stop style:position="0.559cm"/>
          <style:tab-stop style:position="0.81cm"/>
        </style:tab-stops>
      </style:paragraph-properties>
      <style:text-properties style:font-name="Calibri1" fo:font-size="14pt" style:font-size-asian="14pt"/>
    </style:style>
    <style:style style:name="P15" style:family="paragraph" style:parent-style-name="Standard">
      <style:paragraph-properties fo:margin-top="0cm" fo:margin-bottom="0cm" fo:line-height="100%"/>
      <style:text-properties style:font-name="Calibri1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0.559cm"/>
          <style:tab-stop style:position="0.81cm"/>
        </style:tab-stops>
      </style:paragraph-properties>
      <style:text-properties style:font-name="Calibri1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Calibri1" fo:font-size="18pt" fo:font-weight="bold" style:font-size-asian="18pt" style:font-weight-asian="bold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list-style-name="WWNum2">
      <style:paragraph-properties fo:margin-left="0.751cm" fo:margin-right="0cm" fo:margin-top="0.423cm" fo:margin-bottom="0.106cm" fo:line-height="115%" fo:text-indent="-0.75cm" style:auto-text-indent="false" fo:break-before="page"/>
    </style:style>
    <style:style style:name="P20" style:family="paragraph" style:parent-style-name="Standard" style:list-style-name="WWNum2">
      <style:paragraph-properties fo:margin-left="0.751cm" fo:margin-right="0cm" fo:margin-top="0.423cm" fo:margin-bottom="0.106cm" fo:line-height="115%" fo:text-indent="-0.75cm" style:auto-text-indent="false"/>
    </style:style>
    <style:style style:name="P21" style:family="paragraph" style:parent-style-name="Standard" style:list-style-name="WWNum2">
      <style:paragraph-properties fo:margin-left="0.751cm" fo:margin-right="0cm" fo:margin-top="0.423cm" fo:margin-bottom="0.106cm" fo:line-height="115%" fo:text-indent="-0.75cm" style:auto-text-indent="false"/>
      <style:text-properties style:font-name="Calibri" fo:font-size="16pt" fo:font-weight="bold" style:font-name-asian="Calibri2" style:font-size-asian="16pt" style:font-weight-asian="bold" style:font-name-complex="Calibri2"/>
    </style:style>
    <style:style style:name="P22" style:family="paragraph" style:parent-style-name="Standard" style:list-style-name="WWNum2">
      <style:paragraph-properties fo:margin-left="1.27cm" fo:margin-right="0cm" fo:margin-top="0cm" fo:margin-bottom="0.212cm" fo:line-height="100%" fo:text-indent="-0.633cm" style:auto-text-indent="false">
        <style:tab-stops>
          <style:tab-stop style:position="0.751cm"/>
        </style:tab-stops>
      </style:paragraph-properties>
      <style:text-properties fo:color="#000000" style:font-name="Calibri" fo:font-size="12pt" style:font-name-asian="Calibri2" style:font-size-asian="12pt" style:font-name-complex="Calibri2"/>
    </style:style>
    <style:style style:name="P23" style:family="paragraph" style:parent-style-name="Standard">
      <style:paragraph-properties fo:margin-left="0.751cm" fo:margin-right="0cm" fo:margin-top="0cm" fo:margin-bottom="0.212cm" fo:line-height="100%" fo:text-indent="0cm" style:auto-text-indent="false"/>
      <style:text-properties fo:color="#000000" style:font-name="Calibri" fo:font-size="12pt" style:font-name-asian="Calibri2" style:font-size-asian="12pt" style:font-name-complex="Calibri2"/>
    </style:style>
    <style:style style:name="P24" style:family="paragraph" style:parent-style-name="Standard">
      <style:paragraph-properties fo:margin-left="0.635cm" fo:margin-right="0cm" fo:margin-top="0cm" fo:margin-bottom="0.212cm" fo:line-height="100%" fo:text-indent="0cm" style:auto-text-indent="false"/>
      <style:text-properties fo:color="#000000" style:font-name="Calibri" fo:font-size="12pt" style:font-name-asian="Calibri2" style:font-size-asian="12pt" style:font-name-complex="Calibri2"/>
    </style:style>
    <style:style style:name="P25" style:family="paragraph" style:parent-style-name="Standard">
      <style:paragraph-properties fo:margin-left="0cm" fo:margin-right="0cm" fo:margin-top="0cm" fo:margin-bottom="0.212cm" fo:line-height="100%" fo:text-indent="1.249cm" style:auto-text-indent="false"/>
      <style:text-properties fo:color="#000000" style:font-name="Calibri" fo:font-size="12pt" style:font-name-asian="Calibri2" style:font-size-asian="12pt" style:font-name-complex="Calibri2"/>
    </style:style>
    <style:style style:name="P26" style:family="paragraph" style:parent-style-name="Standard">
      <style:paragraph-properties fo:margin-left="1.249cm" fo:margin-right="0cm" fo:margin-top="0cm" fo:margin-bottom="0.212cm" fo:line-height="100%" fo:text-indent="0cm" style:auto-text-indent="false"/>
      <style:text-properties fo:color="#000000" style:font-name="Calibri" fo:font-size="12pt" style:font-name-asian="Calibri2" style:font-size-asian="12pt" style:font-name-complex="Calibri2"/>
    </style:style>
    <style:style style:name="P27" style:family="paragraph" style:parent-style-name="Standard">
      <style:paragraph-properties fo:margin-left="0.635cm" fo:margin-right="0cm" fo:margin-top="0cm" fo:margin-bottom="0.212cm" fo:line-height="100%" fo:text-indent="0.614cm" style:auto-text-indent="false"/>
      <style:text-properties fo:color="#000000" style:font-name="Calibri" fo:font-size="12pt" style:font-name-asian="Calibri2" style:font-size-asian="12pt" style:font-name-complex="Calibri2"/>
    </style:style>
    <style:style style:name="P28" style:family="paragraph" style:parent-style-name="Standard">
      <style:paragraph-properties fo:margin-top="0cm" fo:margin-bottom="0.212cm" fo:line-height="100%"/>
      <style:text-properties fo:color="#000000" style:font-name="Calibri" fo:font-size="12pt" style:font-name-asian="Calibri2" style:font-size-asian="12pt" style:font-name-complex="Calibri2"/>
    </style:style>
    <style:style style:name="P29" style:family="paragraph" style:parent-style-name="Standard">
      <style:paragraph-properties fo:margin-top="0cm" fo:margin-bottom="0.212cm" fo:line-height="100%" fo:text-align="justify" style:justify-single-word="false"/>
      <style:text-properties fo:color="#000000" style:font-name="Calibri" fo:font-size="12pt" style:font-name-asian="Calibri2" style:font-size-asian="12pt" style:font-name-complex="Calibri2"/>
    </style:style>
    <style:style style:name="P30" style:family="paragraph" style:parent-style-name="Standard">
      <style:paragraph-properties fo:margin-top="0cm" fo:margin-bottom="0.212cm" fo:line-height="100%" fo:text-align="justify" style:justify-single-word="false"/>
      <style:text-properties fo:color="#000000" style:font-name="Calibri" fo:font-size="12pt" fo:font-style="italic" style:font-name-asian="Calibri2" style:font-size-asian="12pt" style:font-style-asian="italic" style:font-name-complex="Calibri2"/>
    </style:style>
    <style:style style:name="P31" style:family="paragraph" style:parent-style-name="Standard">
      <style:paragraph-properties fo:margin-top="0cm" fo:margin-bottom="0.212cm" fo:line-height="100%" fo:text-align="center" style:justify-single-word="false"/>
      <style:text-properties fo:font-size="15pt" fo:font-weight="bold" style:font-size-asian="15pt" style:font-weight-asian="bold"/>
    </style:style>
    <style:style style:name="P32" style:family="paragraph" style:parent-style-name="Standard">
      <style:paragraph-properties fo:margin-top="0cm" fo:margin-bottom="0.212cm" fo:line-height="115%"/>
      <style:text-properties fo:font-weight="bold" style:font-weight-asian="bold"/>
    </style:style>
    <style:style style:name="P33" style:family="paragraph" style:parent-style-name="Standard">
      <style:paragraph-properties fo:margin-top="0cm" fo:margin-bottom="0.212cm" fo:line-height="100%"/>
      <style:text-properties fo:font-weight="bold" style:font-weight-asian="bold"/>
    </style:style>
    <style:style style:name="P34" style:family="paragraph" style:parent-style-name="Standard">
      <style:paragraph-properties fo:margin-top="0cm" fo:margin-bottom="0.353cm" fo:line-height="100%" fo:text-align="justify" style:justify-single-word="false"/>
      <style:text-properties fo:color="#000000" style:font-name="Calibri" fo:font-size="12pt" style:font-name-asian="Calibri2" style:font-size-asian="12pt" style:font-name-complex="Calibri2"/>
    </style:style>
    <style:style style:name="P35" style:family="paragraph" style:parent-style-name="Standard">
      <style:paragraph-properties fo:margin-left="1.27cm" fo:margin-right="0cm" fo:margin-top="0cm" fo:margin-bottom="0.353cm" fo:line-height="100%" fo:text-align="justify" style:justify-single-word="false" fo:text-indent="-0.631cm" style:auto-text-indent="false"/>
      <style:text-properties fo:color="#000000" style:font-name="Calibri" fo:font-size="12pt" style:font-name-asian="Calibri2" style:font-size-asian="12pt" style:font-name-complex="Calibri2"/>
    </style:style>
    <style:style style:name="P36" style:family="paragraph" style:parent-style-name="Standard" style:list-style-name="WWNum1">
      <style:paragraph-properties fo:margin-left="1.27cm" fo:margin-right="0cm" fo:margin-top="0cm" fo:margin-bottom="0.353cm" fo:line-height="100%" fo:text-align="justify" style:justify-single-word="false" fo:text-indent="-0.631cm" style:auto-text-indent="false"/>
      <style:text-properties fo:color="#000000" style:font-name="Calibri" fo:font-size="12pt" style:font-name-asian="Calibri2" style:font-size-asian="12pt" style:font-name-complex="Calibri2"/>
    </style:style>
    <style:style style:name="P37" style:family="paragraph" style:parent-style-name="Standard" style:list-style-name="WWNum1">
      <style:paragraph-properties fo:margin-left="1.905cm" fo:margin-right="0cm" fo:margin-top="0cm" fo:margin-bottom="0.353cm" fo:line-height="100%" fo:text-align="justify" style:justify-single-word="false" fo:text-indent="-0.631cm" style:auto-text-indent="false"/>
      <style:text-properties fo:color="#000000" style:font-name="Calibri" fo:font-size="12pt" style:font-name-asian="Calibri2" style:font-size-asian="12pt" style:font-name-complex="Calibri2"/>
    </style:style>
    <style:style style:name="P38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  <style:text-properties style:font-name="Calibri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font-size="16pt" fo:font-weight="bold" style:font-name-asian="Calibri2" style:font-size-asian="16pt" style:font-weight-asian="bold" style:font-name-complex="Calibri2"/>
    </style:style>
    <style:style style:name="T3" style:family="text">
      <style:text-properties style:text-position="super 58%" style:font-name="Calibri" fo:font-size="16pt" fo:font-weight="bold" style:font-name-asian="Calibri2" style:font-size-asian="16pt" style:font-weight-asian="bold" style:font-name-complex="Calibri2"/>
    </style:style>
    <style:style style:name="T4" style:family="text">
      <style:text-properties fo:color="#000000" style:font-name="Calibri" fo:font-size="12pt" style:font-name-asian="Calibri2" style:font-size-asian="12pt" style:font-name-complex="Calibri2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Dados do Projeto</text:p>
          </table:table-cell>
          <table:table-cell table:style-name="Tabela1.B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12">Título:</text:p>
          </table:table-cell>
          <table:table-cell table:style-name="Tabela1.B2" office:value-type="string">
            <text:p text:style-name="P13">Love in Game</text:p>
          </table:table-cell>
        </table:table-row>
        <table:table-row table:style-name="Tabela1.1">
          <table:table-cell table:style-name="Tabela1.A1" office:value-type="string">
            <text:p text:style-name="P12">Tipo de produtos gerados:</text:p>
          </table:table-cell>
          <table:table-cell table:style-name="Tabela1.B2" office:value-type="string">
            <text:p text:style-name="P16">(<text:tab/>)<text:tab/>Vídeo</text:p>
            <text:p text:style-name="P16">(x <text:s/>) Jogo</text:p>
            <text:p text:style-name="P14">(<text:tab/>)<text:tab/>Aplicação multimídia</text:p>
          </table:table-cell>
        </table:table-row>
        <table:table-row table:style-name="Tabela1.1">
          <table:table-cell table:style-name="Tabela1.A1" office:value-type="string">
            <text:p text:style-name="P12">Plataformas de publicação:</text:p>
          </table:table-cell>
          <table:table-cell table:style-name="Tabela1.B2" office:value-type="string">
            <text:p text:style-name="P16">(<text:tab/>)<text:tab/>Desktop</text:p>
            <text:p text:style-name="P16">(<text:tab/>)<text:tab/>TV</text:p>
            <text:p text:style-name="P16">(<text:tab/>)<text:tab/>Web</text:p>
            <text:p text:style-name="P16">( x )<text:tab/>Dispositivos móveis</text:p>
            <text:p text:style-name="P16">(<text:tab/>)<text:tab/>Console</text:p>
            <text:p text:style-name="P14">(<text:tab/>)<text:tab/>Outros (especifique em “Descrição dos produtos gerados”)</text:p>
          </table:table-cell>
        </table:table-row>
        <table:table-row table:style-name="Tabela1.1">
          <table:table-cell table:style-name="Tabela1.A1" office:value-type="string">
            <text:p text:style-name="P12">Coordenador:</text:p>
          </table:table-cell>
          <table:table-cell table:style-name="Tabela1.B2" office:value-type="string">
            <text:p text:style-name="P15">Thauan Lopes</text:p>
          </table:table-cell>
        </table:table-row>
      </table:table>
      <text:p text:style-name="P7"/>
      <text:p text:style-name="Standard"/>
      <text:list xml:id="list2878024946163858912" text:style-name="WWNum2">
        <text:list-item>
          <text:p text:style-name="P19"><text:span text:style-name="T2">Objetivos</text:span><text:span text:style-name="T3">*</text:span></text:p>
        </text:list-item>
      </text:list>
      <text:p text:style-name="P5"/>
      <text:p text:style-name="P9"><text:span text:style-name="T4">O objetivo do presente projeto é produzir um </text:span>quiz game<text:span text:style-name="T4"> para dispositivos móveis – inicialmente, para o SO Android –, em 2D, multiplayer para dois jogadores, com conexão de rede wire-less Bluetooth. Pretende-se ainda lançar o jogo no mercado, especificamente através do Google Play.</text:span></text:p>
      <text:p text:style-name="P9"/>
      <text:p text:style-name="P9"/>
      <text:p text:style-name="P9"/>
      <text:p text:style-name="P9"/>
      <text:list xml:id="list35206111" text:continue-numbering="true" text:style-name="WWNum2">
        <text:list-item>
          <text:p text:style-name="P20"><text:span text:style-name="T2">Justificativa</text:span><text:span text:style-name="T3">*</text:span></text:p>
        </text:list-item>
      </text:list>
      <text:p text:style-name="P5"/>
      <text:list xml:id="list35196180" text:continue-numbering="true" text:style-name="WWNum2">
        <text:list-item>
          <text:list>
            <text:list-item>
              <text:p text:style-name="P22">Da Ideia:</text:p>
            </text:list-item>
          </text:list>
        </text:list-item>
      </text:list>
      <text:p text:style-name="P23">A ideia apresenta um tema sempre atual e presente na vida de todos, além disso, a proposta é de lançamento próximo ao dia dos namorados. </text:p>
      <text:p text:style-name="P11"/>
      <text:p text:style-name="P24">2.2 Partindo da justificativa profissional: </text:p>
      <text:p text:style-name="P25">2.2.1 Escolha do produto: card game. </text:p>
      <text:p text:style-name="P26">Aplicar toda a técnica de engajamento de jogos, ou seja, de Game Design aprendidas no primeiro e segundo ano. Tais como: pesquisa, achievements, medals, rankings etc.</text:p>
      <text:p text:style-name="P27">2.2.2 Da plataforma:</text:p>
      <text:p text:style-name="P26">A escolha da plataforma Open Source (frameworks gratuitos), usando o eclipse, utiliza POO (Programação Orientada a Objetos), para que se ponha em prática técnicas adquiridas durante as aulas, visando o mercado para jogos Mobile que progride cada vez mais. </text:p>
      <text:p text:style-name="P26">O sistema de conexão wire-less, via Bluetooth, permite <text:s/>ser jogado em multiplayer sem necessidade de internet.</text:p>
      <text:p text:style-name="P26">Consiste em uma mecânica simples por conta do pouco tempo e, ainda, porque se baseia em turnos, sem a necessidade de um game loop, evitando assim inconsistências no serviço de conexão.<text:line-break/>O produto final será em 2D, por consentimento da equipe e por garantia da finalização do projeto.</text:p>
      <text:p text:style-name="P8"><text:soft-page-break/></text:p>
      <text:p text:style-name="P28"><text:tab/>2.3 Partindo da justificativa pessoal:</text:p>
      <text:p text:style-name="P28"><text:tab/>O jogo tem alguns pontos muito interessantes, os quais achamos importantes:</text:p>
      <text:p text:style-name="P28"><text:tab/>Trazer autoconhecimento ao jogador: Ao responder as perguntas, ainda que para o outro, o jogador se colocará, às vezes, em situações onde deverá fazer escolhas que talvez nunca precisaria fazer. Isso promoverá ao mesmo mais autoconhecimento.</text:p>
      <text:p text:style-name="P28"><text:tab/>Trará ao casal mais conhecimento sobre cada um: muitas características das pessoas, as vezes são tratadas como não importantes, todavia é importante saber que é mais um fator que melhorará a escolha de um presente, por exemplo.</text:p>
      <text:p text:style-name="P28"><text:tab/>Relembrará ao casal momentos que passaram juntos</text:p>
      <text:p text:style-name="P28"><text:tab/>Proporcionará uma expectativa da vida que um casal viveria juntos: Ao jogar o game, um casal compreenderá melhor o namorado, o que poderá evitar futuros arrependimentos com relação ao companheiro escolhido.</text:p>
      <text:p text:style-name="P28"><text:tab/></text:p>
      <text:p text:style-name="P9"/>
      <text:list xml:id="list35197258" text:continue-numbering="true" text:style-name="WWNum2">
        <text:list-item>
          <text:p text:style-name="P21">Descrição dos produtos gerados</text:p>
        </text:list-item>
      </text:list>
      <text:p text:style-name="P5"/>
      <text:p text:style-name="P28">O jogo (aplicativo para android) no formato .apk</text:p>
      <text:p text:style-name="P28">O jogo será assim:</text:p>
      <text:p text:style-name="P28"><text:tab/>Sobre o contexto do jogo:</text:p>
      <text:p text:style-name="P28"><text:tab/><text:tab/>Um jogo cooperativo entre namorados.</text:p>
      <text:p text:style-name="P28"><text:tab/>Funcionalidade do jogo:</text:p>
      <text:p text:style-name="P28"><text:tab/><text:tab/>Durante as partidas, cada um dos jogadores deve responder uma pergunta sorteada pelo game relacionadas ao conhecimento que cada um tem do outro. Quando um acerta, o casal ganha pontos.</text:p>
      <text:p text:style-name="P28"><text:tab/>Funcionalidades especiais:</text:p>
      <text:p text:style-name="P28"><text:tab/><text:tab/>Os jogadores poderão acrescentar perguntas ao banco de perguntas.</text:p>
      <text:p text:style-name="P8"/>
      <text:p text:style-name="P28">O objetivo do jogo consiste em uma disputa entre namorados, onde ambos devem acertar as respostas que enfatizam lembranças marcantes para o casal. Ganha quem acertar mais perguntas.</text:p>
      <text:p text:style-name="P28"><text:soft-page-break/>- Um propaganda do jogo:</text:p>
      <text:p text:style-name="P28">-Um trailler / animação / filme real / Um cartaz</text:p>
      <text:p text:style-name="P28">- Um website para o jogo.</text:p>
      <text:p text:style-name="P28">- Uma página no facebook.</text:p>
      <text:p text:style-name="P28">- Sons de voz.</text:p>
      <text:p text:style-name="P8"/>
      <text:p text:style-name="P8"/>
      <text:p text:style-name="P28">Nota.: É provável que seja produzida uma versão para amigos com as mesmas funcionalidades, todavia com perguntas diferentes, apropriadas e adequadas para amigos.</text:p>
      <text:p text:style-name="P8"/>
      <text:p text:style-name="P8"/>
      <text:list xml:id="list35215771" text:continue-numbering="true" text:style-name="WWNum2">
        <text:list-item>
          <text:p text:style-name="P21">Metodologia</text:p>
        </text:list-item>
      </text:list>
      <text:p text:style-name="P5"/>
      <text:p text:style-name="P34">Abaixo seguem os processos para a execução deste projeto:</text:p>
      <text:list xml:id="list849862411293309838" text:style-name="WWNum1">
        <text:list-item>
          <text:p text:style-name="P36">Brain Storm</text:p>
        </text:list-item>
        <text:list-item>
          <text:p text:style-name="P36">Pesquisa de campo</text:p>
        </text:list-item>
        <text:list-item>
          <text:p text:style-name="P36">Estudar técnicas de programação exigidas pelo projeto</text:p>
          <text:list>
            <text:list-item>
              <text:p text:style-name="P37">Banco de Dados (MySql)</text:p>
            </text:list-item>
            <text:list-item>
              <text:p text:style-name="P37">Serviço Bluetooth do SDK Android</text:p>
            </text:list-item>
          </text:list>
        </text:list-item>
        <text:list-item>
          <text:p text:style-name="P36">Concept art</text:p>
          <text:p text:style-name="P36">4.1 – Rascunho da criação dos personagens.</text:p>
          <text:p text:style-name="P36">4.2- Criação do Concept Art dos personagens.</text:p>
        </text:list-item>
        <text:list-item>
          <text:p text:style-name="P36">Criação de diagramas UML</text:p>
        </text:list-item>
        <text:list-item>
          <text:p text:style-name="P36">Fluxo de tela / Mapa Conceitual</text:p>
        </text:list-item>
      </text:list>
      <text:p text:style-name="P35"/>
      <text:list xml:id="list35206296" text:continue-numbering="true" text:style-name="WWNum1">
        <text:list-item>
          <text:p text:style-name="P36"><text:soft-page-break/>Interface / Layout/ Arte</text:p>
          <text:p text:style-name="P36">7.1 – Storyboard da interface.</text:p>
          <text:p text:style-name="P36">7.2 – Estudo de ícones </text:p>
          <text:p text:style-name="P36">7.3 –Criação da Logo.</text:p>
          <text:p text:style-name="P36">7.4-Definição da Paleta Cromática</text:p>
          <text:p text:style-name="P36">7.5-Definição da tipografia.</text:p>
          <text:p text:style-name="P36">7.6-Diagramação do layout.</text:p>
          <text:p text:style-name="P36">7.7-Produção do Layout.</text:p>
          <text:p text:style-name="P36">7.8-Produção de personagens.</text:p>
          <text:p text:style-name="P36">7.9 Produção das telas.</text:p>
        </text:list-item>
        <text:list-item>
          <text:p text:style-name="P36">Prototipagem</text:p>
        </text:list-item>
        <text:list-item>
          <text:p text:style-name="P36">Sonoplastia</text:p>
          <text:p text:style-name="P36">9.1-Listagem de sons necessários.</text:p>
          <text:p text:style-name="P36">9.2-Pesquisa de som.</text:p>
          <text:p text:style-name="P36">9.3-Edição do som.</text:p>
          <text:p text:style-name="P36">9.4- Aplicação do som no aplicativo.</text:p>
        </text:list-item>
      </text:list>
      <text:p text:style-name="P6"/>
      <text:list xml:id="list35205081" text:continue-numbering="true" text:style-name="WWNum1">
        <text:list-item>
          <text:p text:style-name="P36">Criação de achievements e Ranking</text:p>
        </text:list-item>
        <text:list-item>
          <text:p text:style-name="P36">Lançamento da versão Beta</text:p>
        </text:list-item>
        <text:list-item>
          <text:p text:style-name="P36">Play testes</text:p>
        </text:list-item>
      </text:list>
      <text:p text:style-name="P8"/>
      <text:list xml:id="list35217836" text:continue-list="list35215771" text:style-name="WWNum2">
        <text:list-item>
          <text:p text:style-name="P21">Equipe</text:p>
        </text:list-item>
      </text:list>
      <text:p text:style-name="P5"/>
      <text:p text:style-name="P9"/>
      <text:p text:style-name="P28"><text:soft-page-break/>Thauan Lopes – GameDesign / Programador:</text:p>
      <text:p text:style-name="P25">Prototipagem;</text:p>
      <text:p text:style-name="P28"><text:tab/>Aplicação de achievements (realizações) e medalhas;</text:p>
      <text:p text:style-name="P28"><text:tab/>Serviço de Bluetooth;</text:p>
      <text:p text:style-name="P28"><text:tab/>GDD (Game Design Document).</text:p>
      <text:p text:style-name="P8"/>
      <text:p text:style-name="P8"/>
      <text:p text:style-name="P28"><text:tab/></text:p>
      <text:p text:style-name="P28">Caroline Rosa – Programadora / Testadora:</text:p>
      <text:p text:style-name="P25">Aplicação sonora;</text:p>
      <text:p text:style-name="P28"><text:tab/>Banco de Dados;</text:p>
      <text:p text:style-name="P28"><text:tab/>Playtest do jogo.</text:p>
      <text:p text:style-name="P28"><text:tab/></text:p>
      <text:p text:style-name="P28">Julien Leal : Programador / Elo de grupo:</text:p>
      <text:p text:style-name="P28"><text:tab/>A comunicação com o campo de multimídia / roteiro;</text:p>
      <text:p text:style-name="P28"><text:tab/>Implementação da interface;</text:p>
      <text:p text:style-name="P28"><text:tab/>Serviço de Bluetooth;</text:p>
      <text:p text:style-name="P28"><text:tab/>Diagramas UML.</text:p>
      <text:p text:style-name="P8"/>
      <text:p text:style-name="P28">Bárbara Queiroz: Roteirista/Pesquisadora</text:p>
      <text:p text:style-name="P28"><text:tab/>Roteiro das telas de jogo</text:p>
      <text:p text:style-name="P28"><text:tab/>Pesquisa/Montagem do Banco de dados</text:p>
      <text:p text:style-name="P8"/>
      <text:p text:style-name="P28">Thayla Carvalho: Roteirista</text:p>
      <text:p text:style-name="P8"/>
      <text:p text:style-name="P28">Matheus Gomes: Multimídia</text:p>
      <text:p text:style-name="P25">Ilustração</text:p>
      <text:p text:style-name="P28"><text:tab/>Storyboard</text:p>
      <text:p text:style-name="P28"><text:soft-page-break/><text:tab/>Sonoplastia</text:p>
      <text:p text:style-name="P8"/>
      <text:p text:style-name="P28">Rayane Pariz: Multimídia</text:p>
      <text:p text:style-name="P28"><text:tab/>Interface</text:p>
      <text:p text:style-name="P28"><text:tab/>Sonoplastia</text:p>
      <text:p text:style-name="P8"/>
      <text:p text:style-name="P28">Ana Carolina Ferreira: Multimídia</text:p>
      <text:p text:style-name="P28"><text:tab/>Ilustração</text:p>
      <text:p text:style-name="P28"><text:tab/>Storyboard</text:p>
      <text:p text:style-name="P8"/>
      <text:p text:style-name="P28">Anna Pontes: Multimídia</text:p>
      <text:p text:style-name="P28"><text:tab/>Ilustração</text:p>
      <text:p text:style-name="P28"><text:tab/>Interface</text:p>
      <text:p text:style-name="P8"/>
      <text:p text:style-name="P28">Brenda Ferraz: Multimídia</text:p>
      <text:p text:style-name="P28"><text:tab/>Interface</text:p>
      <text:p text:style-name="P28"><text:tab/>Sonoplastia</text:p>
      <text:p text:style-name="P8"/>
      <text:p text:style-name="P9"/>
      <text:p text:style-name="P8"/>
      <text:p text:style-name="P8"/>
      <text:list xml:id="list35211500" text:continue-numbering="true" text:style-name="WWNum2">
        <text:list-item>
          <text:p text:style-name="P21">Recursos necessários</text:p>
        </text:list-item>
      </text:list>
      <text:p text:style-name="P5"/>
      <text:p text:style-name="P30">Programação:</text:p>
      <text:p text:style-name="P30">IDE Eclipse</text:p>
      <text:p text:style-name="P29">Dispositivos Android</text:p>
      <text:p text:style-name="P29">Windows 8</text:p>
      <text:p text:style-name="P9"/>
      <text:p text:style-name="P29"><text:soft-page-break/>Possivelmente: </text:p>
      <text:p text:style-name="P29">Windows Phone 8</text:p>
      <text:p text:style-name="P29">Windows 8 Profissional (para debugar em Windows Phone)</text:p>
      <text:p text:style-name="P9"/>
      <text:p text:style-name="P9"/>
      <text:p text:style-name="P30">Multimídia:</text:p>
      <text:p text:style-name="P29">Adobe Illustrator</text:p>
      <text:p text:style-name="P29">Adobe inDesign</text:p>
      <text:p text:style-name="P29">Adobe Photoshop</text:p>
      <text:p text:style-name="P29">Soundbooth</text:p>
      <text:p text:style-name="P9"/>
      <text:p text:style-name="P9"/>
      <text:p text:style-name="P30">Roteiro:</text:p>
      <text:p text:style-name="P29">Internet</text:p>
      <text:p text:style-name="P29">Cmap Tools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list xml:id="list35202748" text:continue-numbering="true" text:style-name="WWNum2">
        <text:list-item>
          <text:p text:style-name="P21">Cronograma</text:p>
        </text:list-item>
      </text:list>
      <text:p text:style-name="P5"/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DATA</text:p>
          </table:table-cell>
          <table:table-cell table:style-name="Tabela2.A1" office:value-type="string">
            <text:p text:style-name="P31">ETAPA</text:p>
          </table:table-cell>
        </table:table-row>
        <table:table-row table:style-name="Tabela2.1">
          <table:table-cell table:style-name="Tabela2.A1" office:value-type="string">
            <text:p text:style-name="P32">21/03/2013</text:p>
            <text:p text:style-name="P33"><text:soft-page-break/>(quinta-feira)</text:p>
          </table:table-cell>
          <table:table-cell table:style-name="Tabela2.A1" office:value-type="string">
            <text:p text:style-name="P10"><text:span text:style-name="T5">(Programação)</text:span><text:span text:style-name="T1"> Estudo da tecnologia Bluetooth, da Android API SDK <text:s/>e Banco de dados MySql / Pesquisa de campo.</text:span></text:p>
            <text:p text:style-name="P4"><text:soft-page-break/></text:p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28/03/2013</text:p>
            <text:p text:style-name="P33">(quinta-feira)</text:p>
          </table:table-cell>
          <table:table-cell table:style-name="Tabela2.A1" office:value-type="string">
            <text:p text:style-name="P8"><text:span text:style-name="T5">(Programação) </text:span><text:span text:style-name="T1">Estudo da tecnologia Bluetooth e da Android API SDK e Banco de dados MySql</text:span></text:p>
          </table:table-cell>
        </table:table-row>
        <table:table-row table:style-name="Tabela2.1">
          <table:table-cell table:style-name="Tabela2.A1" office:value-type="string">
            <text:p text:style-name="P32">04/04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GDD (Game Design Document)</text:span></text:p>
            <text:p text:style-name="P10"><text:span text:style-name="T5">(Multimídia) </text:span><text:span text:style-name="T1">Interface e ilustração</text:span></text:p>
            <text:p text:style-name="P4"/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11/04/2013</text:p>
            <text:p text:style-name="P33">(quinta-feira)</text:p>
          </table:table-cell>
          <table:table-cell table:style-name="Tabela2.A1" office:value-type="string">
            <text:p text:style-name="P8"><text:span text:style-name="T5">(Programação) </text:span><text:span text:style-name="T1">Entrega do GDD / Pototipagem</text:span></text:p>
          </table:table-cell>
        </table:table-row>
        <table:table-row table:style-name="Tabela2.1">
          <table:table-cell table:style-name="Tabela2.A1" office:value-type="string">
            <text:p text:style-name="P32">18/04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Prototipagem</text:span></text:p>
            <text:p text:style-name="P10"><text:span text:style-name="T5">(Roteiro) </text:span><text:span text:style-name="T1">Entrega: <text:s/>Mapa conceitual, Fluxo de tela/Roteiro</text:span></text:p>
            <text:p text:style-name="P32">Nessa etapa, o Mapa Conceitual deve ser entregue por Thayla Carvalho, contando o projeto de maneira mais prática, apresentando todos os seus desdobramentos entre a ideia e o produto final.</text:p>
            <text:p text:style-name="P33">O Fluxo de telas/Roteiro, a ser entregue por Bárbara Queiroz, deve apresentar o conteúdo de cada tela do jogo e a navegação entre as telas, em arquivo no formato de mapa.</text:p>
          </table:table-cell>
        </table:table-row>
        <table:table-row table:style-name="Tabela2.1">
          <table:table-cell table:style-name="Tabela2.A1" office:value-type="string">
            <text:p text:style-name="P32">25/04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Entrega do protótipo / Revisão do projeto</text:span></text:p>
            <text:p text:style-name="P8"><text:span text:style-name="T5">(Multimídia) </text:span><text:span text:style-name="T1">Finalização da interface</text:span></text:p>
          </table:table-cell>
        </table:table-row>
        <table:table-row table:style-name="Tabela2.1">
          <table:table-cell table:style-name="Tabela2.A1" office:value-type="string">
            <text:p text:style-name="P32">02/05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Playtest com o protótipo</text:span></text:p>
            <text:p text:style-name="P10"><text:span text:style-name="T5">(Multimídia)</text:span><text:span text:style-name="T1">Sonoplastia</text:span></text:p>
            <text:p text:style-name="P4"/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09/05/2013</text:p>
            <text:p text:style-name="P33">(quinta-feira</text:p>
          </table:table-cell>
          <table:table-cell table:style-name="Tabela2.A1" office:value-type="string">
            <text:p text:style-name="P10"><text:span text:style-name="T5">(Programação) </text:span><text:span text:style-name="T1">Reimplementeção do protótipo, com todas as funcionalidades ajustadas.</text:span></text:p>
            <text:p text:style-name="P8"><text:span text:style-name="T5">(Multimídia) </text:span><text:span text:style-name="T1">Finalização da sonoplastia e revisão da arte</text:span></text:p>
          </table:table-cell>
        </table:table-row>
        <table:table-row table:style-name="Tabela2.1">
          <table:table-cell table:style-name="Tabela2.A1" office:value-type="string">
            <text:p text:style-name="P32">16/05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Implementação da arte / Implementação da multilinguagem</text:span></text:p>
            <text:p text:style-name="P10"><text:span text:style-name="T5">(Multimídia) </text:span><text:span text:style-name="T1">Interface e sonoplastia finalizadas</text:span></text:p>
            <text:p text:style-name="P32"><text:soft-page-break/><text:s/></text:p>
            <text:p text:style-name="P8"><text:span text:style-name="T5">(Roteiro)</text:span><text:span text:style-name="T1"> Entrega: Entrega: Banco de dados (mínimo de 50 perguntas à princípio, pois cada jogador poderá acrescentar perguntas ao banco de dados)</text:span><text:span text:style-name="T6">. </text:span><text:span text:style-name="T1">Até a data indicada, deverá ser entregue aos professores e à equipe de programação a listagem com as perguntas para o bando de dados, de acordo com a pesquisa feita anteriormente até a presente data.</text:span></text:p>
          </table:table-cell>
        </table:table-row>
        <table:table-row table:style-name="Tabela2.1">
          <table:table-cell table:style-name="Tabela2.A1" office:value-type="string">
            <text:p text:style-name="P32">23/05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Implementação do som</text:span></text:p>
            <text:p text:style-name="P4"/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30/05/2013</text:p>
            <text:p text:style-name="P33">(quinta-feira)</text:p>
          </table:table-cell>
          <table:table-cell table:style-name="Tabela2.A1" office:value-type="string">
            <text:p text:style-name="P8"><text:span text:style-name="T5">(Programação) </text:span><text:span text:style-name="T1">Playtest</text:span></text:p>
          </table:table-cell>
        </table:table-row>
        <table:table-row table:style-name="Tabela2.1">
          <table:table-cell table:style-name="Tabela2.A1" office:value-type="string">
            <text:p text:style-name="P32">06/06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Correção de Bugs / falhas na arte / falhas no som</text:span></text:p>
            <text:p text:style-name="P4"/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13/06/2013</text:p>
            <text:p text:style-name="P33">(quinta-feira)</text:p>
          </table:table-cell>
          <table:table-cell table:style-name="Tabela2.A1" office:value-type="string">
            <text:p text:style-name="P10"><text:span text:style-name="T5">(Programação) </text:span><text:span text:style-name="T1">Produto Finalizado / Festa comemorativa</text:span></text:p>
            <text:p text:style-name="P4"/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32">20/06/2013</text:p>
            <text:p text:style-name="P33">(quinta-feira)</text:p>
          </table:table-cell>
          <table:table-cell table:style-name="Tabela2.A1" office:value-type="string">
            <text:p text:style-name="P8"><text:span text:style-name="T5">(Programação) </text:span><text:span text:style-name="T1">Entrega do Produto Final</text:span></text:p>
          </table:table-cell>
        </table:table-row>
      </table:table>
      <text:p text:style-name="P8"/>
      <text:p text:style-name="P8"/>
      <text:p text:style-name="Standard"/>
      <text:list xml:id="list35222941" text:continue-numbering="true" text:style-name="WWNum2">
        <text:list-item>
          <text:p text:style-name="P21">Sugestão de equipe de orientação</text:p>
        </text:list-item>
      </text:list>
      <text:p text:style-name="P5"/>
      <text:p text:style-name="P9">Professor Antonio Marcelo – Game Designer</text:p>
      <text:p text:style-name="P9">Tem experiência em jogos analógicos, como o presente projeto.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class="text">
      <style:paragraph-properties fo:margin-top="0.847cm" fo:margin-bottom="0.212cm" fo:line-height="100%" fo:keep-with-next="always"/>
      <style:text-properties style:font-name="Arial" fo:font-size="36pt" fo:font-weight="bold" style:font-name-asian="Microsoft YaHei" style:font-size-asian="36pt" style:font-weight-asian="bold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class="chapter">
      <style:paragraph-properties fo:margin-top="0.635cm" fo:margin-bottom="0.141cm" fo:line-height="100%" fo:text-align="center" style:justify-single-word="false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847cm" fo:margin-bottom="0.212cm" fo:line-height="100%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141cm" fo:line-height="100%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494cm" fo:margin-bottom="0.141cm" fo:line-height="100%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23cm" fo:margin-bottom="0.071cm" fo:line-height="100%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388cm" fo:margin-bottom="0.071cm" fo:line-height="100%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353cm" fo:margin-bottom="0.071cm" fo:line-height="100%"/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3.17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5.71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6.98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8.25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10.79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0.635cm" fo:margin-left="2.54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0.635cm" fo:margin-left="2.54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0.635cm" fo:margin-left="3.175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0.635cm" fo:margin-left="3.17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0.63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top="0cm" fo:margin-bottom="0cm" fo:line-height="100%" fo:text-align="end" style:justify-single-word="false"/>
    </style:style>
    <style:style style:name="MP3" style:family="paragraph" style:parent-style-name="Standard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as-char" svg:width="2.831cm" svg:height="1.376cm" draw:z-index="9"><draw:image xlink:href="Pictures/10000200000000B500000057A1080A61.png" xlink:type="simple" xlink:show="embed" xlink:actuate="onLoad"/></draw:frame></text:p>
        <text:p text:style-name="MP2"/>
        <text:p text:style-name="MP1"/>
        <text:p text:style-name="MP1"/>
      </style:header>
      <style:footer>
        <text:p text:style-name="MP3"/>
        <text:p text:style-name="MP4"><text:page-number text:select-page="current">10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 do Projeto.docx</dc:title>
    <meta:generator>OpenOffice.org/3.4.1$Win32 OpenOffice.org_project/341m1$Build-9593</meta:generator>
    <dc:date>2013-04-18T15:06:56.39</dc:date>
    <meta:editing-duration>PT1M32S</meta:editing-duration>
    <meta:editing-cycles>3</meta:editing-cycles>
    <meta:document-statistic meta:table-count="2" meta:image-count="1" meta:object-count="0" meta:page-count="10" meta:paragraph-count="195" meta:word-count="1134" meta:character-count="7516"/>
  </office:meta>
</office:document-meta>
</file>